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top="0in" fo:margin-bottom="0in" fo:line-height="114%" fo:text-align="justify" style:justify-single-word="false" style:writing-mode="lr-tb"/>
      <style:text-properties fo:color="#000000"/>
    </style:style>
    <style:style style:name="P17" style:family="paragraph" style:parent-style-name="Text_20_body">
      <style:paragraph-properties fo:margin-top="0in" fo:margin-bottom="0in" fo:line-height="114%" fo:text-align="justify" style:justify-single-word="false" style:writing-mode="lr-tb"/>
      <style:text-properties fo:color="#000000" fo:font-weight="bold" style:font-weight-asian="bold" style:font-weight-complex="bold"/>
    </style:style>
    <style:style style:name="P18"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19"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0"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1"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22"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23"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4"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5"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6" style:family="paragraph" style:parent-style-name="Text_20_body">
      <style:text-properties fo:font-weight="normal"/>
    </style:style>
    <style:style style:name="P27" style:family="paragraph" style:parent-style-name="Standard">
      <style:paragraph-properties fo:text-align="justify" style:justify-single-word="false"/>
      <style:text-properties fo:font-variant="normal" fo:text-transform="none" fo:color="#222222" style:text-line-through-style="none" style:font-name="Arial1" fo:font-size="11.1999998092651pt" fo:font-style="normal" style:text-underline-style="none" fo:font-weight="normal" style:text-blinking="false" fo:background-color="#ffffff" style:font-size-asian="11.1999998092651pt" style:font-weight-asian="normal" style:font-size-complex="11.1999998092651pt" style:font-weight-complex="normal"/>
    </style:style>
    <style:style style:name="P28" style:family="paragraph" style:parent-style-name="Standard">
      <style:paragraph-properties fo:text-align="justify" style:justify-single-word="false"/>
      <style:text-properties style:font-name="Arial1" fo:font-size="11.1999998092651pt" fo:font-weight="bold" style:font-size-asian="11.1999998092651pt" style:font-weight-asian="bold" style:font-size-complex="11.1999998092651pt" style:font-weight-complex="bold"/>
    </style:style>
    <style:style style:name="P29" style:family="paragraph" style:parent-style-name="Standard">
      <style:paragraph-properties fo:text-align="justify" style:justify-single-word="false"/>
      <style:text-properties style:font-name="Arial1" fo:font-size="11.1999998092651pt" fo:font-weight="normal" style:font-size-asian="11.1999998092651pt" style:font-weight-asian="normal" style:font-size-complex="11.1999998092651pt" style:font-weight-complex="normal"/>
    </style:style>
    <style:style style:name="P30" style:family="paragraph" style:parent-style-name="Standard">
      <style:paragraph-properties fo:text-align="justify" style:justify-single-word="false"/>
      <style:text-properties style:font-name="Arial1" fo:font-size="11.1999998092651pt" fo:font-weight="bold" style:font-size-asian="11.1999998092651pt" style:font-weight-asian="bold" style:font-size-complex="11.1999998092651pt" style:font-weight-complex="bold"/>
    </style:style>
    <style:style style:name="P31" style:family="paragraph" style:parent-style-name="Standard">
      <style:paragraph-properties fo:text-align="justify" style:justify-single-word="false"/>
      <style:text-properties style:font-name="Arial1" fo:font-size="11.1999998092651pt" fo:font-weight="normal" style:font-size-asian="11.1999998092651pt" style:font-weight-asian="normal" style:font-size-complex="11.1999998092651pt" style:font-weight-complex="normal"/>
    </style:style>
    <style:style style:name="P3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6"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8"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fo:font-weight="normal" style:text-blinking="false"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2"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text-underline-style="solid" style:text-underline-width="auto" style:text-underline-color="font-color" fo:background-color="transparent"/>
    </style:style>
    <style:style style:name="T14"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5" style:family="text">
      <style:text-properties style:font-name="Arial" fo:font-size="11.25pt" fo:font-style="normal" fo:font-weight="normal"/>
    </style:style>
    <style:style style:name="T16" style:family="text">
      <style:text-properties style:font-name="Arial" fo:font-size="11.25pt" fo:font-style="normal" fo:font-weight="bold"/>
    </style:style>
    <style:style style:name="T17" style:family="text">
      <style:text-properties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000000"/>
    </style:style>
    <style:style style:name="T23" style:family="text">
      <style:text-properties style:font-name="Arial1" fo:font-size="11.1999998092651pt" fo:font-weight="bold" style:font-size-asian="11.1999998092651pt" style:font-weight-asian="bold" style:font-size-complex="11.199999809265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28">Combining Sequence Diagrams and OCL for Liveness </text:p>
      <text:p text:style-name="P29">MSCs, as well as UML sequence diagrams, can only express that under certain circumstances a certain scenario is possible but not mandatory. This limitation is solved in LSCs where a basic distinction is made between what may happen and what must happen both globally at the chart level and locally at the message and location level.</text:p>
      <text:p text:style-name="P29">LSCs include two kinds of charts: universal and existential. Universal charts are used to specify restrictions that apply to all possible system runs. Usually universal charts contain a prechart specifying a precondition scenario. Basically universal charts impose a constraint on the system: for all system runs, if the system behaves according to the prechart, then it must behave according to the chart body. </text:p>
      <text:p text:style-name="P29">At the local level, LSCs distinguish between hot and cold messages, and hot and cold locations. Hot messages, denoted by solid line arrows, must be received after they are sent. Cold messages, denoted by a dashed arrows, may be sent and never received. Finally, a hot location forces the instance to progress, whilst a cold location enables the instance to remain in its location without violating the chart. Notationally, hot locations are drawn as red circles, cold notations as blue circles.</text:p>
      <text:p text:style-name="P29">As already mentioned, sequence diagrams can only express the possibility that a certain scenario occurs. In fact, sequence diagrams model behaviour in form of possible interactions, i.e. communication patterns that can occur between a set of instances. Therefore, in this sense sequence diagrams are similar to the existential charts in LSCs described in the previous section.</text:p>
      <text:p text:style-name="P29">UML sequence diagrams, in their current setting, seem to be able to express necessity only to a very limited extent. In particular, it is not clear whether it is possible to model universal charts as defined in LSCs through the new operator called assert. The superstructure specification is ambiguous in the definition of this operator, and it is not obvious from the text whether this operator enforces a sequence of messages to happen, or they are “expected” to happen. However, even if the former case were the intended one, it would still only solve the problem of expressing necessity in sequence diagrams at the interaction level, but not at the local level (lifeline/message). </text:p>
      <text:p text:style-name="P29">In order to avoid inconsistencies within interaction fragments, we need to enforce synchronisation at their beginning and end lines. In Section 4 we give a solution to this problem using OCL.</text:p>
      <text:p text:style-name="P29">In the previous versions of UML, it was not possible to express that, at any time, a specific scenario should not occur. However, as mentioned at the beginning of this section, a new operator called neg has been introduced for this purpose in UML 2.0. Therefore, to model what is called an anti-scenario in LSCs, we simply place it inside an interaction fragment within the scope of a neg.</text:p>
      <text:p text:style-name="P29">Things get slightly more complicated if we want to model forbidden messages. To express that a specific message is not allowed to be sent at any point within an interaction fragment, we can define a parallel combined fragment where one operand contains the undesired message and the other contains the scope of the forbidden message.</text:p>
      <text:p text:style-name="P29">Rather than adding more notation to sequence diagrams, what we propose here is to use OCL as a further means to express liveness, progress and necessary behaviour. By default a sequence diagram only describes possible traces and/or invalid traces. <text:s text:c="2"/>← yeaaah, not really, how about assert?</text:p>
      <text:p text:style-name="P29">The next five conditions, which we may want to consider for the example scenario, are not immediately enforced by the informal semantics of sequence diagrams in [14] (see our discussion in Section 3 concerning universal interactions and synchronisation).</text:p>
      <text:p text:style-name="P29">(a) Message m2 if sent must be received (liveness case 1). ← really? because it's asynchronous ..or what..?</text:p>
      <text:p text:style-name="P29">(b) After user u sends message m3, she will eventually receive message m9 (liveness case 2).</text:p>
      <text:p text:style-name="P29">(c) After assert starts it will eventually finish (for one instance it denotes a liveness case 2). Since all instances that are involved in the fragment will have to obey to this constraint, it can be understood as defining assert as a mandatory interaction fragment (liveness case 3).</text:p>
      <text:p text:style-name="P29">(d) Both m1 and m2 have to be sent before an instance can enter the assert interaction fragment. <text:soft-page-break/>After m1 and m2 have been sent, eventually the assert interaction fragment must be entered (liveness case 4). ← this <text:span text:style-name="T19">is</text:span> the meaning of assert, no?</text:p>
      <text:p text:style-name="P29">(e) Message m8 has been received before instance i enters state Ready (liveness case 4).</text:p>
      <text:p text:style-name="P29">In order to impose these conditions on the diagram we have to add further constraints that say this explicitly. We use OCL for this. Essentially, we have introduced an after eventually OCL template which can be used to express that after a condition becomes true there is a guarantee that eventually another condition will become true.  In [2] the interpretation of the “eventually” is left open: it can be immediately or <text:span text:style-name="T19">sometime in the future.  ← oh, so they probably mean “sometime in the future” is not expressible?</text:span></text:p>
      <text:p text:style-name="P29">This constraint states that if instance i has sent message m2 to instance j (the after clause is true) then we know that eventually the message must be received by instance j. Again, because of the subtlety of the “eventually” we do not care here whether the message is being sent synchronously or asynchronously. This information is contained in the sequence diagram and noticeable by the arrowhead used (in this case according to Fig. 2 the communication is asynchronous). The semantics given to the “eventually” of an OCL constraint will therefore only make sense with the corresponding sequence diagram.</text:p>
      <text:p text:style-name="P29">Also, in OCL we can only refer to instances other than the contextual one, if we are able to navigate to them. Being able to navigate from one instance to another means that there is an association between the corresponding classes in the class model and consequently a link between the instances. This is naturally a problem, if we are drawing a sequence diagram and want to add some liveness constraints before we have built the class diagram (or even a clear idea about the multiplicities of the association). </text:p>
      <text:p text:style-name="P29">context sd ex</text:p>
      <text:p text:style-name="P29">let: u:User, i:A, j:B, k:C in</text:p>
      <text:p text:style-name="P29">after: u.i^m1() and i.j^m2()</text:p>
      <text:p text:style-name="P29">eventually: u.oclAtBegInteractFrag(assert) and</text:p>
      <text:p text:style-name="P29">i.oclAtBegInteractFrag(assert) and j.oclAtBegInteractFrag(assert)</text:p>
      <text:p text:style-name="P29">and k.oclAtBegInteractFrag(assert)</text:p>
      <text:p text:style-name="P29">← their OCL extensions look like a textual short version of the temporal property languages </text:p>
      <text:p text:style-name="P29">The constraints are given in a simple temporal extension of UML’s constraint language OCL. The extension consists of a liveness template after eventually which can be used locally over a message or a lifeline, and globally over an interaction.</text:p>
      <text:p text:style-name="P7">------------------------------</text:p>
      <text:p text:style-name="P28">Towards a Graphical Tool for Refining User to System Requirements </text:p>
      <text:p text:style-name="P29">Inspired to the human nature we think that a “conversational ” tool is what we need at this phase. The tool we are proposing is called W PSC. By means of a set of sentences (based on expertise in requirements formalization and on a set of well-known patterns [6] for specifying temporal properties used in practice) and classified according to temporal properties main keywords, W PSC forces to make decisions that break the uncertainty and the ambiguity of user requirements. ← WAITWUT? They propose a wizard of sorts?</text:p>
      <text:p text:style-name="P29">We also define Constraint operators that impose “restrictions” on the set of messages (called intraMSGs) possibly exchanged between the considered message and its predecessor or successor (the predecessor of the first message of a PSC is the startup of the system). Restrictions specify either a chain of intraMSGs or a boolean formula (over a set of intraMSG labels).</text:p>
      <text:p text:style-name="P29"><text:span text:style-name="T19">IMPORTANT: </text:span>A specification pattern has a scope that defines the range in which the pattern must hold. By recasting the notion of scope in our context, five basic kinds of scopes are distinguished: Global (the entire program execution), Before (the execution up to a given message), After (the execution After a given message), Between (any part of the execution from one given message to another one) and After-Until (like between but the designated part of the execution continues even if the second message does not occur). </text:p>
      <text:p text:style-name="P27"><text:bookmark text:name="docs-internal-guid-780cbc00-6f9b-b3af-54bc-cbbe3c30f608"/>for paper: “Restrictions specify either a chain of intraMSGs or a boolean formula (over a set of intraMSG labels).” ← a boolean formula makes no sense in the context of action-based formalisms. <text:soft-page-break/><text:span text:style-name="T19">What the hell is the meaning of: c3.m1.c4 &amp; !c2.m5.c3 ? Is it a chain or what?</text:span></text:p>
      <text:p text:style-name="P29">We split the Construction Path in two different paths because, even though the patterns capture a big variety of common property specifications, we let the user to whether going through a particular and specific solution (by exploiting PSC features) or trying to find an already existent elegant solution (i.e., a pattern). By a series of interactive images, specific text, field and structured dialog boxes, a set of specific sentences are arranged in a dialog window tree and a set of window paths can be identified from the root to each leaf. Dynamically, according to user decisions, a path is generated and the unique </text:p>
      <text:p text:style-name="P29">desired PSC scenario is produced. </text:p>
      <text:p text:style-name="P7">------------------------------</text:p>
      <text:p text:style-name="P18"><text:bookmark text:name="docs-internal-guid-1c733da5-3964-a0f1-398a-54fb68dbda99"/>An Integrated and Compositional Approach to Design Validation of Dependable Systems</text:p>
      <text:p text:style-name="P20">Formal verification is a hot topic nowadays in the field of system engineering, especially for the development of critical dependable systems. Formal methods are mathematically-based techniques </text:p>
      <text:p text:style-name="P20">that can offer a rigorous and effective way to model, design and analyze computer systems. They have been a topic of research for many years and the question now is whether these methods can be effectively used in industrial applications. Tool support is necessary for a full industrialization process and there is a clear need for improved integration of formal method techniques with other software engineering practices. Several approaches to the application of formal methods in the development process have been proposed. They differ for the degree of involvement of the method within the development process, the simplest being the mere use to write rigorous specifications. Further steps are the (more or less automated) generation of code from the formal specification, and the use of formal verification as an additional validation technique aimed to reach a high level of confidence of the correctness of the system. </text:p>
      <text:p text:style-name="P19">Industrial acceptance of formal methods is strictly related to the investment needed to introduce them, to the maturity of tool support available, and to the easy of use of the techniques and tools. The use of graphical representation is often preferred, even if some formality is lost. So, despite some successful experience of application of development processes built around a specific formal method (see for example [26]), the industrial trend is currently directed towards the use of graphical specification formalisms (a notable example is SDL [62]) which, nevertheless have a (almost completely) formal semantics. Due to the lower costs of training and innovation, industries are more keen to accept formal verification techniques assessing the quality attributes of their products, obtained by a traditional life cycle, rather than a fully formal life cycle development. </text:p>
      <text:p text:style-name="P20">Unfortunately, this approach suffers of the so called "State Space Explosion" problem: systems composed of several subsystems can be associated to a finite state model with a number of states which is exponential in the number of the component subsystems. Moreover, systems that are highly dependent on data values share the same problem producing a number of states exponential in the number of data variables. Hence, traditional "model checking" techniques [23], have shown themselves not powerful enough to cope with many "real" systems Recent advances to cope with the state-explosion problem have seen the use of symbolic manipulation algorithms inside model checkers (the most notable example is the SMV model checker [16]), or of various compression techniques (as in the SPIN model checker [32]). The use of these techniques results in a much smaller representation for the systems' transition relations thus allowing the maximum size of the systems that can be dealt with to be significantly enlarged. This kind of tools has been successfully applied to very large state spaces in the realm of hardware verification. <text:s/>Many different classes of Petri nets have been proposed over the past decade. The basic Petri nets were augmented with the time for the sake of quantitative analysis of performance/dependability attributes, thus defining the <text:soft-page-break/>class of Stochastic Petri Nets (SPN) [43]. SPNs only consider activities whose duration is an exponentially distributed random variable. This limitation was overcame with the introduction of Generalized Stochastic Petri Nets [1] (GSPN), which allow for both exponential and instantaneous activities. The stochastic process underlying a SPN and a GSPN model is a discrete space continuous-time homogeneous Markov process. </text:p>
      <text:p text:style-name="P20">HIDE (High-level Integrated Design Environment for Dependability) [30]. The main objective of HIDE is the development of an integrated environment for system design via the Unified Modeling Language (UML). The step forward, which allows a more integrated validation, is represented by the choice of using a semi-formal design description language (UML) for de- scribing the entire systems under design. This allows developing models for analyses that can be suited to the different properties of interest. Obviously the design language has to offer mechanisms for decomposing the </text:p>
      <text:p text:style-name="P20">system into manageable parts. Once the approach proposed within HIDE has been fully implemented it can be used for the validation of systems like GUARDS, provided the effort to describe the entire system with UML is undertaken. A key point of the HIDE philosophy is to assist the practitioner designer by offering basically a UML interface while providing translations from such a notation to mathematical models suitable for different kinds of validation. This way, the designer can easily validate a design since the bulk of the validation technicalities are hidden. Automatic or semi-automatic translations into the individual mathematical models for the particular validation, or validations, of concern will take care of such technicalities. The results of such validations will be presented back to the designer in the form of annotations in the original UML model. Usually, each translation focuses on those components of the UML model, which are relevant for the validation of concern, possibly enriched with some external information needed for the validation itself. Whenever possible, such enrichment is itself modeled using UML. In the following we shall briefly describe a couple of translations defined within the context of HIDE, as examples of the overall approach. The UML diagrams that form the input of such transformation do not have a formal semantics and also the specification this set provides might be incomplete or ambiguous. Therefore, a “formalization” of the transformation in the sense of formal correctness cannot be provided. </text:p>
      <text:p text:style-name="P20">Formal semantics are obviously necessary whenever formal verification is an issue; in particular, the </text:p>
      <text:p text:style-name="P20">Kripke Structure resulting from the translation of a State- chart Diagram can be conveniently used as a basis for model checking. To that purpose it is of course necessary to specify the requirements against which the model has to be checked. Such requirements are usually expressed by a temporal logic formula or by another Kripke Structure or automaton. In the first case the formula is not part of the UML model, since the UML does not provide an explicit notation for temporal logic. In the second, the requirement can be expressed again as a (simple) Statechart Diagram and its resulting semantics can be used for model checking the (semantics) of the original Statechart Diagram. </text:p>
      <text:p text:style-name="P20">The possibility of having a unique model of the system to which reference can be done during different phases of system design certainly helps the designers in dealing with all technical aspects, and also with documentation issues. This is especially true when the modeling technique allows designers to define different views on the system, as is the case with the UML. All this is moreover beneficial because it makes it easier to compare different designs, and thus to evaluate different alternative approaches to the design of a system. <text:s/>Another advantage of the HIDE approach is the fact that the typical designer is not necessarily concerned with all the mathematical issues on which a particular validation approach is based, neither with the technicalities of the related validation tool(s). On the other hand, such a driving philosophy of HIDE, although attractive in theory, still needs experimental evidence. Moreover, the use of an automatic (or semi-automatic) translation <text:soft-page-break/>may suffer of low efficiency; it is extremely difficult to automatically generate validation models, which are as efficient, in terms of size, as those generated manually, by skilled experts. One way to tackle this problem is to use powerful optimization techniques in the representation of validation models. Another issue is the level of integration. In the HIDE experience, in the end, such a level is not very high: different translations usually work on different kinds of UML diagrams, i.e. on different views, and there is not much integration between different mappings. This alone is not enough. The level of integration should be increased by allowing also the specification of functional as well as non-functional (e.g. quantitative) aspects within the same kind of diagrams in order to derive integrated models for different validations. An example of this could be the possibility of annotating Statechart Diagrams with deterministic-time and/or stochastic-time and/or probability information and then translate them into enriched semantic models like timed and/or stochastic and/or probabilistic automata . The possibility of having both functional and quantitative aspects of (a critical part of) a system within the very same notation is extremely interesting and convenient since it fills the gap which usually separates formal verification from quantitative validation. Usually, these two aspects of dependability assessment make reference to completely different models and there is no proven guarantee that such models are consistent in some sense. </text:p>
      <text:p text:style-name="P20">The use of enriched notations equipped with enriched semantic models like those mentioned above might help in providing rigorous definitions of what consistency means and related formal proofs. Abstraction is even more important. As stated above, it is simply unthinkable to have a detailed model of the system behavior enriched with quantitative information because of its prohibitive size. It is then important to be able to produce abstractions of components of the systems in such a way that they are correct with respect to behavioral semantics and preserve the non-functional properties of such components. This way, one can specify different (critical) components separately, translate them into the enriched semantic models, build conservative abstractions of those models and compose them with the (abstract) models of other components. The use of proper behavioral relations developed in the context of process algebra and automata theory, like bisimulation and its quantitative extensions, can be useful for formally dealing with such abstractions. </text:p>
      <text:p text:style-name="P7">------------------------------</text:p>
      <text:p text:style-name="P18"><text:bookmark text:name="docs-internal-guid-1c733da5-29dc-29d8-671a-3cbebdfc9a92"/>Monitorability of ω-regular languages</text:p>
      <text:p text:style-name="P3">A typical requirement for such systems, that can also easily be formalised in LTL, would be “the system must never enter a bad state.” Although the monitor would require an infinitely long observation to flag satisfaction of the property, it is always able to raise an alarm after finitely many observations, simply due to the fact that a violation of such a property can always be detected in the same instance as the system entering the bad state. Hence, if such a property, formalised as an LTL formula, is monitored, one would expect the monitor to only detect violations. Formal languages which describe properties of this form are therefore referred to as safety languages or safety properties, and they have in common that all sequences of actions that violate them are detectable after finitely many observations. Note that languages belonging to the complementary class of safety properties are known as the co-safety properties, implying that satisfaction (rather than violation) of any such type of property is always detectable by a monitor after finitely many observations, i.e., via a finite “witness.” </text:p>
      <text:p text:style-name="P3">Intuitively, we say that the language given by an LTL formula is monitorable if, after any number of observed actions, the monitor is still able to detect the violation or satisfaction of the monitored property, and after at most finitely many additional observations. </text:p>
      <text:p text:style-name="P6">As an example of a non-monitorable, LTL-definable language consider a property such as “it is always the case that a request will eventually be answered,” which is a so called liveness <text:soft-page-break/>property. For this property no finite witnesses of violation or satisfaction exist, since any finite sequence of actions can be extended to satisfy this property. <text:s/>In order to know that some request is, indeed, never answered, a monitor would therefore require an infinite sequence of actions. In consequence, most examples of liveness properties that can be found in the literature violate the intuitive definition of monitorability given above. To determine whether or not an LTL formula specifies a liveness property is a PSpace-complete problem [23]. However, they are not the only types of properties, which can be formally specified in LTL that are not monitorable, and as this paper will show there exists no criterion that allows to answer the monitorability question for any given formula in a simple, syntactic manner. </text:p>
      <text:p text:style-name="P3">Obviously, the language specified by an LTL formula is always ω-regular. </text:p>
      <text:p text:style-name="P7"><text:bookmark text:name="docs-internal-guid-1c733da5-29ed-5c79-3d03-01845cd4f5ab"/>!! → very important: Once this monitor is computed, the monitorability of φ can be determined in polynomial time, simply by checking if there exists a state whose output is ? with no path leading to a ⊤- or ⊥-state. If such a state, called a ?-trap, exists, then φ is not monitorable.</text:p>
      <text:p text:style-name="P6">Examples. Let us examine some examples to understand how this construction works and what its outcome is. Fig. 1 depicts some finite state machines (i.e., the monitors) for several LTL formulae, which were automatically generated using the LTL3 -tools, which are written by the author of this paper and implement the above construction. </text:p>
      <text:p text:style-name="P8">Each monitor is complete in a sense that for every action from the alphabet, there exists a transition </text:p>
      <text:p text:style-name="P7">------------------------------</text:p>
      <text:p text:style-name="P7">Automata-Based Verification of Temporal Properties on Running Programs ← NASA JpaX PathFinder, but cannot find the tool (internal?)</text:p>
      <text:p text:style-name="P3">LTL has mostly been used in the past as the logic in model checking environments, such as SPIN [4]. Such environments typically convert (automatically) the negation of an LTL requirement into a <text:span text:style-name="T19">Btichi automaton that accepts all infinite words that violate this requirement (Btichi automata </text:span><text:span text:style-name="T19">are finite automata on infinite words). </text:span>An executing program defines a sequence of states; an infinite execution can therefore be viewed as an LTL interpretation, which assigns to each moment in time the set of propositions that are true at the particular program state. Model checking [5] detects infinite executions of finite-state systems through cycles in their state graphs. Runtime verification does not store the entire state-space of a program. Rather, it only observes finite program executions, on which we also need to interpret LTL formulae. We only need to modify the semantics of the temporal operators to accommodate this difference. </text:p>
      <text:p text:style-name="P7">------------------------------</text:p>
      <text:p text:style-name="P7">Runtime Verification for LTL and TLTL ← VERY VERY IMPORTANT </text:p>
      <text:p text:style-name="P3">It classifies runtime verification in identifying its distinguishing features to model checking and testing, respectively. It introduces a three-valued semantics (with truth values true, false, inconclusive) as an adequate interpretation as to whether a partial observation of a running system meets an LTL or TLTL property. For LTL, a conceptually simple monitor generation procedure is given, which is optimal in two respects: First, the size of the generated deterministic monitor is minimal, and, second, the monitor identifies a continuously monitored trace as either satisfying or falsifying a property as early as possible. The feasibility of the developed methodology is demontrated using a collection of real-world temporal logic specifications. Moreover, the presented approach is related to the properties monitorable in general and is compared to existing concepts in the literature. It is shown that the set of monitorable properties does not only encompass the safety <text:soft-page-break/>and co-safety properties but is strictly larger. </text:p>
      <text:p text:style-name="P3">In runtime verification, a correctness property φ is typically automatically translated into a monitor . Such a monitor is then used to check the current execution of a system or a (finite set of) recorded execution(s) with respect to the property φ. </text:p>
      <text:p text:style-name="P6">Research in runtime verification is mainly focussed on the detection of violations (or satisfactions) of correctness properties, e.g., by developing synthethis algorithms for monitors from high-level specifications. </text:p>
      <text:p text:style-name="P3">In model checking, all executions of a given system are examined to answer whether these satisfy a given correctness property φ—either explicitly or implicitly, when using symbolic techniques. This corresponds to the language inclusion problem. In contrast, runtime verification deals with the word problem (whether some word is included in the language) While model checking, especially in case of LTL, considers infinite traces, runtime verification deals with finite traces—as non-idealised executions are necessarily finite. <text:tab/></text:p>
      <text:p text:style-name="P3">The underlying insight, which is equally used in conformance testing [Vasilevski 1973; Chow 1978], <text:span text:style-name="T19">is that for every finite-state system, an infinite trace must reach at least one state twice. Thus, if a finite trace reaches a state a second time, the trace can be extended to an infinite trace by taking the corresponding loop infinitely often. However, in runtime verification—in contrast to the standard approach taken in bounded model checking, an upper bound on the system’s state space is typically not known. More importantly, the states of an observed execution usually do not reflect the system’s state completely but only contain the value of </text:span><text:span text:style-name="T19">certain variables of interest. Thus, seeing a state twice in an observed execution does not allow to infer that the observed loop can be taken ad infinitum. ← Sooo goood!</text:span></text:p>
      <text:p text:style-name="P6">In online monitoring, the complexity for generating the monitor procedure is often negligible, as the monitor is typically only generated once. However, the complexity of the monitor, i. e., its memory and computation time requirements for checking an execution are of important interest, as the monitor is part of the running system and should only impose a minimal penalty on the system’s response time and memory footprint. Ideally, the monitor does not alter the running system in terms of its functional and non-functional behaviour. </text:p>
      <text:p text:style-name="P6">Pnueli’s LTL [Pnueli 1977] is a well-accepted lineartime temporal logic used for specifying properties of infinite traces. In runtime verification, our goal is to check LTL properties given finite prefixes of infinite traces. </text:p>
      <text:p text:style-name="P3">To implement the idea that, for a given LTL3 formula, its meaning for a prefix of an infinite trace should correspond to its meaning considered as an LTL formula for the full infinite trace, we use three truth values: true, false, and inconclusive, denoted respectively by T , ⊥, and ?. More precisely, given a finite word u and an LTL3 formula φ, the semantics is defined as follows: </text:p>
      <text:p text:style-name="P3">—if there is no continuation of u satisfying φ (considered as an LTL formula), the value of φ is false; </text:p>
      <text:p text:style-name="P3">—if every continuation of u satisfies φ (considered as an LTL formula), it is true; </text:p>
      <text:p text:style-name="P3">—otherwise, the value is inconclusive since the observations so far are inconclusive, and neither true or false can be determined. </text:p>
      <text:p text:style-name="P3">It is exactly this classification that forms the basis of our 3-valued semantics: “bad prefixes” (of formulae) are mapped to false, “good prefixes” evaluate to true, while the remaining prefixes yield inconclusive. For a given LTL3 formula, we describe how to construct a (deterministic) finite state machine (FSM) with three output symbols. This automaton reads finite traces and yields their three-valued semantics. Thus, monitors for three-valued formulae classify prefixes as one of good = T, bad = ⊥, or ? (neither good nor bad ). Standard minimisation techniques for FSMs can be applied to obtain a unique FSM that is optimal with respect to its number of states. In other words, any smaller <text:soft-page-break/>FSM must be non-deterministic or check a different property. As an FSM can straightforwardly be deployed, we obtain a practical framework for runtime verification. In [d’Amorim and Rosu 2005], a Buchi automaton was modified to serve as a monitor reporting false for minimal bad prefixes. However, no precise semantics in terms of LTL of the resulting monitor was given. As such, LTL3 can be understood as a logic which complements the constructions carried out in [d’Amorim and Rosu 2005] with a formal framework. Nevertheless, we feel that our constructions are more explicit in their semantical foundation and are therefore easier to understand. </text:p>
      <text:p text:style-name="P3">The feasibility of the developed methodology is demontrated using Dwyer et al.’s collection of temporal logic specifications on which the common specification patterns are based upon [Dwyer et al. 1999]. </text:p>
      <text:p text:style-name="P6">In this paper, we further discuss which LTL3 properties are monitorable at all. We follow the definition given by Pnueli and Zaks in [Pnueli and Zaks 2006] essentially stating that a property is monitorable with respect to a trace whenever a corresponding monitor might still report a violation (or satisfaction). <text:span text:style-name="T21">We show that the popular belief that monitoring is only suitable for safety properties is misleading: The class of monitorable properties is richer than the union of safety and co-safety properties. </text:span></text:p>
      <text:p text:style-name="P3">Section 3 analyses the structure of the developed monitors, complements the notions of good and bad prefixes with ugly prefixes to characterise the instant when properties become non-monitorable. </text:p>
      <text:p text:style-name="P3">We denote with L(φ) = {w ∈ Σω | w |= φ} the set of models of an LTL- formula φ. Two LTL-formulae φ and ψ are called equivalent , written as φ ≡ ψ, iff L(φ) = L(ψ) holds. <text:span text:style-name="T19">The language L(φ), </text:span><text:span text:style-name="T19">generated by an LTL-formula φ, is a regular set of infinite traces and can be described by a corresponding Buchi automaton defined next. </text:span></text:p>
      <text:p text:style-name="P3">However, in runtime verification, we aim at checking LTL properties of infinite traces by considering their finite prefixes. For an NBA A, we denote by A(q) the NBA that coincides with A except for the set of initial states Q0 , which is redefined in A(q) as Q0 = {q}. Let us fix φ ∈ LTL for the rest of this section, and let Aφ = (Σ, Qφ , Qφ , δ φ , F φ ) denote the <text:span text:style-name="T19">NBA that accepts all models of φ</text:span> and let A¬φ = (Σ, Q¬φ , Q¬φ , δ ¬φ , F ¬φ ) denote the <text:span text:style-name="T19">NBA, which accepts all words falsifying φ</text:span>. </text:p>
      <text:p text:style-name="P3">Note that in order to obtain the complement of an NBA, we merely need to complement the formula, rather than the original B ̈chi automaton itself. </text:p>
      <text:p text:style-name="P3">Let Aφ and A¬φ be the deterministic versions of Aφ and A¬φ , which can be computed in a standard manner using the power-set construction. Then, we define <text:span text:style-name="T19">the FSM in question as a product of Aφ and A¬φ . ← really? Two Buchi automatons, one for the LTL formula and one for the negation of the formula, and their product is the FSM monitor?</text:span></text:p>
      <text:p text:style-name="P3">Moreover, we have implemented the above construction of the finite-state automaton Mφ partly in an on-the-fly fashion. That is, for a given property φ, we construct the two NFAs, but we do not determinise them to obtain the two corresponding DFAs Aφ and A¬φ . Consequently, we do not explicitly construct the final automaton Mφ , but instead perform steps 4–6 on-the-fly to avoid the second exponential “blow-up”, similar to the approach taken in [d’Amorim and Rosu 2005].</text:p>
      <text:p text:style-name="P6">A great example of the rationale for having three truth values: φ ≡ ¬spawn U init ← do not spawn a thread before init:</text:p>
      <text:p text:style-name="P6">This example further illustrates the need for having three truth values, instead of two when monitoring a running system: </text:p>
      <text:p text:style-name="P6">—Intuitively, a monitor for φ should raise an alarm only if a thread was spawned before init occurred. </text:p>
      <text:p text:style-name="P6">—On the other hand, if init occurs before any spawn has occurred, the monitor should report that φ is satisfied irrespective of the future. </text:p>
      <text:p text:style-name="P6"><text:soft-page-break/>—Finally, until either happens, it should return ?, indicating the necessity for further observation. </text:p>
      <text:p text:style-name="P6"/>
      <text:p text:style-name="P6">We have evaluated our approach on the basis of the frequently used software specification patterns introduced in [Dwyer et al. 1999]. They represent a collection of patterns that occur commonly in the specification of concurrent and reactive systems, such as scoping (e.g., “some event P must hold in between two other events Q1 and Q2 ”), precedence (e.g., “an event P must always be preceded by an event Q”), or response (e.g., “an event P must always be followed by an event Q”). These patterns were derived from a comprehensive survey undertaken by the authors of that paper with the results being available online2 , and at the time of writing consisting of 447 temporal logic specifications of which 108 are labelled as being LTL formulae. </text:p>
      <text:p text:style-name="P15"><text:span text:style-name="T3">!!! Starting point of our evaluation were these 108 formulae labelled as LTL formulae for which we then tried to generate monitors according to the procedure given above. To this end, we developed a “monitor generator”, in the following referred to as the LTL3 tools, which is available online under a public license.3 It relies on version 1.1 of LTL2BA, which is Gastin’s and Oddoux’s translator for converting LTL formulae into corresponding Buchi automata [Gastin and Oddoux 2001]. <text:s/>(le site: </text:span><text:a xlink:type="simple" xlink:href="http://ltl3tools.sourceforge.net/">http://ltl3tools.sourceforge.net/</text:a><text:span text:style-name="T22">)</text:span></text:p>
      <text:p text:style-name="P16">Generating a (minimized and deterministic) monitor for each of these 97 formulae using the LTL3 tools, it turned out that for 43 formulae, the monitor consisted of a single ?-state which had one universal self-loop. These are formulae which can only be satisfied or violated by an infinite trace as compared to a finite one, hence the resulting monitor did not contain ⊥ and states in such cases. And as such, obviously, they cannot be sensibly monitored. (For a more detailed discussion of what constitutes a monitorable property, see also Section 3.) However, as the formulae are taken from real world applications of temporal logic specification during systems design, we believe that this further emphasizes the suitability of our approach for monitoring design specifications also at runtime. ← for paper</text:p>
      <text:p text:style-name="P17">Using deterministic monitors does not seem to be a limiting factor for practically relevant specifications, despite the double exponential worst-case upper bound. Nevertheless, generating the monitor on-the-fly directly from the underlying NFA will typically reduce its memory requirements—but only if the corresponding NFAs are minimized, as our measurements indicate. </text:p>
      <text:p text:style-name="P17">Note that every continuation uv of a bad (good) prefix u for L by a finite word v ∈ Σ∗ is again a bad (good) prefix for L. A bad (good) prefix u is called minimal , if each strict prefix of u is not a bad (good) prefix anymore. Consider, for example, the language defined by GF p (liveness?), stating that there are infinitely many states satisfying p. Any finite word can be extended to an infinite one satisfying the formula as well as to one falsifying the formula. Thus, given any finite word, no finite continuation yields or ⊥ with respect to LTL3 . For runtime verification, such a prefix is ugly, since after processing it, monitoring can be stopped yet with an inconclusive result. </text:p>
      <text:p text:style-name="P17">Definition 3.3 (Ugly prefix) Let L ⊆ Σω be a language of infinite words over Σ. A finite word u ∈ Σ∗ is called an ugly prefix for L, if there is no v ∈ Σ∗ such that uv is either bad or good. (in other words there is no finite continuation that will make it good!) We follow [Pnueli and Zaks 2006] in calling a formula φ non-monitorable with respect to a prefix u, if no ⊥ or verdict can be obtained. <text:s/></text:p>
      <text:p text:style-name="P17">In general, a monitor has three traps, corresponding to reading either a good, bad, or ugly prefix. <text:soft-page-break/>As long as no trap is reached, the monitor outputs ?, while reaching a trap also implies that monitoring can be stopped . Each LTL formula that is safety or co-safety is also monitorable. In other words, for a safety or a co-safety language L, there are no ugly prefixes and for a safety or co-safety formula φ, the monitor Mφ has no ugl y trap. <text:s/>The class of monitorable LTL3 properties is strictly larger than the union of safety and co-safety properties. </text:p>
      <text:p text:style-name="P17">The previous lemma contradicts the popular belief that monitoring is only suitable for safety properties. That said, there is something particular about safety properties: By definition, any infinite word w not satisfying a safety property φ, must have a bad prefix u. ← very important!!!</text:p>
      <text:p text:style-name="P17">To summarise this discussion, we note that : ← for paper</text:p>
      <text:p text:style-name="P17">—violations of safety properties are reported by <text:span text:style-name="T21">monitoring procedures which check for finite prefixes of violating words</text:span>, as well as </text:p>
      <text:p text:style-name="P17">—successful validations of co-safety properties are reported by <text:span text:style-name="T21">monitoring procedures which consider finite prefixes of satisfying words</text:span>, but additionally, </text:p>
      <text:p text:style-name="P17">—there are monitorable properties which are neither characterised by finite violating or finite satisfying prefixes. </text:p>
      <text:p text:style-name="P17">For paper also: the monitor of this paper checks for satisfying AND violating words? YES:</text:p>
      <text:p text:style-name="P17">“Likewise, using two monitors, one checking for a bad prefix (based on the property) itself and another one for a good prefix (based on the formula’s negations), it is possible to check for the satisfaction and violation of a given property as the same time and report results as early as possible. However, we want to point out that our combined monitors are smaller than the two underlying NFAs, as discussed in Section 2.5, unless these are minimised by sophisticated and expensive algorithms. Thus, our procedure provides an efficient alternative if satisfaction and violation need to be monitored at the same time. ”</text:p>
      <text:p text:style-name="P7">------------------------------</text:p>
      <text:p text:style-name="P7">A linear translation from LTL to the first-order modal μ-calculus </text:p>
      <text:p text:style-name="P3">Properties about the behaviour of processes are described in a modal μ-calculus enriched with data and time, the first-order modal μ-calculus [14]. The modal μ-calculus [9, 17] is an extension of Hennessy-Milner logic [16] with fixpoint operators. </text:p>
      <text:p text:style-name="P3">The first-order modal μ-calculus, in which quantification over data can be used and in which fixpoint variables may have data parameters, fulfills this need and is more practical as it is syntactically less minimalistic. It is very expressive and—after some training—very pleasant to use. Indeed, over the years we have not yet encountered any behavioural property that we could not express in this formalism. The purpose of this paper is to formally establish what we already experienced in practice, namely that the first order μ-calculus with data is indeed very expressive in the sense that properties formulated in other modal logics can be translated to it with only a linear growth in size. </text:p>
      <text:p text:style-name="P3">From the context of the mCRL2 toolkit, there is also a very practical reason to have a succinct translation from LTL or CTL*. For those unfamiliar with the modal μ-calculus, or for those who favour these logics over the modal μ-calculus (and admittedly, many people do at the time of writing), a linear translation enables us to easily use available μ-calculus-checkers to verify properties formulated in these other formalisms also. To support this, we show that model checking the translated formula is as efficient as the most efficient known algorithms for model checking the original. </text:p>
      <text:p text:style-name="P3">Translation of LTL to the standard propositional μ-calculus is not straightforward, in the sense that a simple syntactic translation procedure has not been found. </text:p>
      <text:p text:style-name="P6"><text:soft-page-break/>We now return to the problem of translating LTL to the first-order μ-calculus. We base our translation on B ̈chi automaton representations of LTL formulae as referred to in section . We </text:p>
      <text:p text:style-name="P6">express a μ-calculus property that in a sense ‘synchronizes’ steps in the Buchi automaton (utilizing the data structure) with steps that are made in the transition system against which the formula is checked. Keeping this synchrony intact, we can use the standard translation of 32q to express that this B ̈chi automaton does not accept any path of the transition system. Formally speaking, we assume that we are given some Buchi automaton A, and construct a μ-calculus formula that accepts an initial state of the transition system M it is interpreted on if and only if L(M ⊗ A) = ∅, i.e. the accepted language of the product of the Kripke structure and the B ̈chi automaton is empty. </text:p>
      <text:p text:style-name="P6">We define a translation function Tr that generates a μ-calculus formula from a B ̈chi automaton. Let A = Q, Σ, δ, Q0 , F be a B ̈chi automaton. </text:p>
      <text:p text:style-name="P6">We can now inductively define the approximations for T ...</text:p>
      <text:p text:style-name="P7">------------------------------</text:p>
      <text:p text:style-name="P7">From Linear Time to Branching Time </text:p>
      <text:p text:style-name="P3">Typically, symbolic model-checking tools proceed by computing fixed-point expressions over the model’s set of states. For example, to find the set of states rom which a state satisfying some predicate p is reachable, the model checker starts with the set S of states in which p holds, and repeatedly add to S the set ∃ eS of states that have a successor in S. Formally, the model checker calculates the least fixed-point of the expression S = p ∨ ∃ eS. The μ-calculus is a logic that contains the modal operators ∃ e and ∀ e, and the fixed-point operators μ and ν [Kozen 1983]. As such, it describes fixed-point computations in a natural form. In particular, the alternation-free fragment of μ-calculus (AFMC, or short) [Emerson and Lei 1986] has a restricted syntax that does not allow nesting of fixed-point operators, making the evaluation of expressions very simple. Formally, the model-checking problem for AFMC can be solved in time that is linear in both the size of the model and the length of the formula [Cleaveland and Steffen 1991]. The μ-calculus, however, is less ideal for specifiers. For them, logics with explicit temporal operators, such as (“always”) and 3 (“eventually”) are much more readable and convenient. Consequently, model- checking tools often offer as their user interface a temporal logic that includes explicit temporal operators. The evaluation of these formulas by means of fixed points is then transparent to the user.</text:p>
      <text:p text:style-name="P6">CTL, the transition from the input formulas to fixed-point expressions is simple: each operator of CTL can be expressed also be means of fixed points. Formally, one can translate a CTL formula to an AFMC formula with a linear blow up . For example, symbolic model checking of LTL involves a translation of LTL formulas to μ-calculus formulas of alternation depth 2, where nesting of fixed-point operators is allowed [Emerson and Lei 1986]. The evaluation of such μ-calculus formulas takes time that is quadratic in the size of the model. </text:p>
      <text:p text:style-name="P3">We consider the problem of deciding whether a given automaton or formula meets this characterization, and the problem of translating a given automaton or formula to an equivalent AFMC formula when it exists. It follows from our results that deciding whether a linear-time property P can be translated to an AFMC formula can be reduced to the problem of deciding whether P can be recognized by a deterministic Buchi word automaton .</text:p>
      <text:p text:style-name="P3">It should be noted that the translation of LTL formulas to μ-calculus formulas of alternation depth 2 involves only a single exponential blow up [Emerson and Lei 1986]. The alternation-free μ-calculus (AFMC, for short) is a fragment of the modal logics μ-calculus. </text:p>
      <text:p text:style-name="P3">As in Section 4, we first consider the problem of checking whether a given LTL formula can be translated to a DBW and hence, also to an AFMC formula. ← wait a minute, it's already known that <text:soft-page-break/>an LTL formula can be translated into a deterministic Buchi word automata?</text:p>
      <text:p text:style-name="P6">Translating LTL to AFMC by going through DBW involves a doubly exponential blow up. Closing this gap is an open problem. </text:p>
      <text:p text:style-name="P3">нишо, тиња.</text:p>
      <text:p text:style-name="P7">------------------------------</text:p>
      <text:p text:style-name="P7">Towards Support for Software Model Checking: Improving the Efficiency of Formal Specifications </text:p>
      <text:p text:style-name="P15"><text:span text:style-name="T5">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o generate Buchi automata, we used the model checker SPIN, and the LTL to BA translators: LTL2BA [10], the Temporal Message Parlor [11], and LTL2NBA [12], all of which efficiently convert LTL specifications into BAs. Notice that some of these tools produce a BA in the form of a never-claim, which is a specific representation of BA used by the model checker Spin. In this article we use the terms Buchi automata and never-claims interchangeably. </text:span><text:span text:style-name="T3">← FOUND THE TOOL!!! </text:span><text:a xlink:type="simple" xlink:href="http://cybershare-portal2.utep.edu/resources/tools/prospec"><text:span text:style-name="T19">http://cybershare-portal2.utep.edu/resources/tools/prospec</text:span></text:a><text:span text:style-name="T3"> ← it's only for Windows *sigh*</text:span></text:p>
      <text:p text:style-name="P3">While CTL allows for branching type of behavior (i.e., semantically, formulas are defined both using the universal and existential quantifiers), LTL formulas describe specific path behavior (i.e., semantically, formulas are defined only using the universal quantifier). Formulas in this paper deal </text:p>
      <text:p text:style-name="P3">only with LTL. <text:s/></text:p>
      <text:p text:style-name="P6">An execution is a sequence s0 , s1 , . . ., where for all isi ∈ Q and for all i ≥ 0, (si , si+1 ) ∈ δ. A finite execution is an accepting execution if it terminates in a final state s f ∈ F. An infinite execution, also called an w-execution or w-run, is accepting if it passes through a state s f ∈ F infinitely often. (F is a set of accepting states!)</text:p>
      <text:p text:style-name="P3">Response properties represent a temporal relation called cause-effect between two propositions. Prospec displays traces of computation to illustrate the subtle issues that exist within the different patterns and scopes, and it displays a decision tree to guide the user through a series of decisions in selecting the appropriate pattern and/or scope .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text:soft-page-break/>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text:soft-page-break/>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text:soft-page-break/>(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9">ymbolic model checking of μ-calculus properties</text:span>. Our tool LTSmin offers all these features as language-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text:soft-page-break/>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8">------------------------------</text:span></text:p>
      <text:p text:style-name="P7"/>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text:soft-page-break/>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chnique, we mean an analysis framework which also takes the modeling <text:s/>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9">←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text:soft-page-break/>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9">At 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text:span><text:span text:style-name="T19">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text:soft-page-break/>domains before model checking, for instance, by a technique called predicate abstraction [44] .</text:p>
      <text:p text:style-name="P7">------------------------------</text:p>
      <text:p text:style-name="P7"/>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xt:soft-page-break/>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9">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9">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text:soft-page-break/>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9">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text:soft-page-break/>can also be used for <text:span text:style-name="T19">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9">If the high- level model features array manipulation, pessimistic assumptions on the supports end up with supports including most (if not all) state variables. In such an extreme case, the explicit </text:span><text:soft-page-break/><text:span text:style-name="T19">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9">observer</text:span> continuously observes executions of a system to detect some specific,<text:span text:style-name="T19"> often </text:span><text:span text:style-name="T19">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text:soft-page-break/>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ext:soft-page-break/>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9">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ext:soft-page-break/>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text:soft-page-break/>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9">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text:soft-page-break/>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text:soft-page-break/>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9">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text:soft-page-break/>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9">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text:soft-page-break/>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text:soft-page-break/>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9">More elaborated analysis can also be gathered visually. As an example, recall the Response Chain pattern example considering Between scope (figure 7-b) and the Constrained Chain pattern </text:span><text:span text:style-name="T19">considering the same scope (figure 8-b). In both rules antecedents are equivalent, but the consequent in figure 8-b is “stronger” than the consequent in figure 7-b, since it features </text:span><text:span text:style-name="T19">more constrains. Thus, the rule depicted in figure 8-b is an specialization of the rule described in figure 7-b. The specialization relationship is a notion is similar to logical </text:span><text:span text:style-name="T19">subsumptio n. On the other hand, this kind of analysis is difficult to achieve when using an automaton notation or an LTL formula without proper manipulation. For example, the LTL </text:span><text:span text:style-name="T19">version for the rules described in figures 7-a and 7-b presented in [8] are: (□S1 → ♢(R1 ∧ X♢R2)), for figure 7-a, and □((P ∧♢Q) → (S1 → (¬QU (R1∧¬Q∧X(¬QU R2))))U Q), for figure 7-b. By just looking at these formulae it is hard to recognize and understand the semantic </text:span><text:span text:style-name="T19">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text:soft-page-break/>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9">← [6] is called </text:span><text:span text:style-name="T19">“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ext:soft-page-break/>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text:soft-page-break/>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20">Real-time</text:span><text:span text:style-name="T17">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7">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text:soft-page-break/>of ATD can be achieved by simply complementing the set of accepting states, 4 even though we are dealing with Buchi acceptance. </text:p>
      <text:p text:style-name="P5"><text:span text:style-name="T17">With the basic method, game graphs grow exponentially in the number of timing diagrams due to </text:span><text:span text:style-name="T17">the automaton product involved in dealing with conjunction. As this would render application for </text:span><text:span text:style-name="T17">rapid prototyping impractical, the ICOS tools o er modified procedures which reduce the complexity of dealing with large specifications. Obviously, such extensions cannot deal efficiently with arbitrary </text:span><text:span text:style-name="T17">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9">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text:soft-page-break/>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9">The slicing algorithm in Spin </text:span><text:span text:style-name="T19">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9">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9">with time progressing from left to right.</text:span> (← beware!!) Descending from the timeline bar are vertical bars, called marks, which mark the interesting event occurrences, ordered in time. The events can be generated anywhere in the <text:soft-page-break/>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9">Regular</text:span> events - denoted by the letter <text:span text:style-name="T19">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9">Required</text:span> events - denoted by the letter <text:span text:style-name="T19">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9">Fail</text:span> events - denoted by the letter <text:span text:style-name="T19">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ext:soft-page-break/>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9"><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9">liveness</text:span> properties.</text:p>
      <text:p text:style-name="P3"><text:span text:style-name="T19">The formal definition of liveness [8],[10] requires that any finite system execution must be </text:span><text:span text:style-name="T19">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ext:soft-page-break/>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9">Verifiers, and logic model checkers in particular, excel in their ability to show that specific requirements are either satisfied or may be violated. It is up to the user to come up </text:span><text:span text:style-name="T19">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text:soft-page-break/>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text:soft-page-break/>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9">← not real concurrency </text:span></text:p>
      <text:p text:style-name="P3">State diagrams do not contain synchronization information among components; and thus if a message is not contained in any sequence diagram, the specification is incomplete. Complex communication, i.e., <text:span text:style-name="T19">multicast</text:span> communication, is modeled by means of connectors that can only send and receive synchronous messages. ← multicast with UML?</text:p>
      <text:p text:style-name="P3"><text:span text:style-name="T19">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text:soft-page-break/>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ext:soft-page-break/>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ext:span><text:span text:style-name="T1">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text:span><text:span text:style-name="T1">semantics, OMEGA relies on an asynchronous timed execution model. Each basic block with behaviour is considered as a timed automaton, potentially executing in parallel with other blocks and </text:span><text:span text:style-name="T1">communicating via asynchronous signals or asynchronous operation calls. In order to offer a mechanism for controlling the granularity of concurrency, the semantics takes into account the </text:span><text:span text:style-name="T1">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text:span><text:soft-page-break/><text:span text:style-name="T2">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9">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ext:span><text:span text:style-name="T1">the modeled system. The state machine example they show is not even syntactically correct probably! </text:span><text:span text:style-name="T2">We aim at representing properties w.r.t. both the static model and the behavior model of some application domain.</text:span><text:span text:style-name="T9"> </text:span><text:span text:style-name="T1">In the case of our sample scenario, the following properties </text:span><text:span text:style-name="T1">may be important to meet:P1 Whenever a customer places an order, the customer will receive some response which may either be the delivery of the order or a notification that the order is pending </text:span><text:span text:style-name="T1">because of insufficient stock; P2 Orders may not be pending forever, i.e., orders delayed due to insufficient stock will be delivered eventually; P3 If orders are pending then repeatedly incoming </text:span><text:span text:style-name="T1">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of state transition diagrams can be expressed by LTL.</text:span><text:span text:style-name="T9"> </text:span><text:span text:style-name="T2">LTLDL extends LTL by allowing DL formulae in addition to atomic propositions at locations where only atomic propositions are </text:span><text:span text:style-name="T2">allowed in LTL.</text:span><text:span text:style-name="T9">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9"> </text:span><text:span text:style-name="T1">be empty) </text:span><text:span text:style-name="T2">LTLDL formulae are interpreted w.r.t. finite </text:span><text:span text:style-name="T12">relational</text:span><text:span text:style-name="T9">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9"> </text:span><text:span text:style-name="T1">f [d1 /a1 ][d2 /a2 ]...[dn /an ] </text:span><text:span text:style-name="T2">be the formula derived from f by substituting all description logics formula in f with atomic </text:span><text:soft-page-break/><text:span text:style-name="T2">propositions.... By theorem 1, a model checking algorithm for LTLDL can be constructed by composing a LTL model checker and DL model checker as follows: First, using the DL model checker to calculate the labeling function L in Theorem 1, and then check for M , x |= f using </text:span><text:span text:style-name="T2">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9">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5">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text:span><text:span text:style-name="T1">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text:soft-page-break/>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text:soft-page-break/>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9"> </text:span><text:span text:style-name="T1">It means that if such a method terminates and claims a system </text:span><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text:soft-page-break/>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text:soft-page-break/>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text:soft-page-break/>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ext:soft-page-break/>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text:span><text:span text:style-name="T2">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ext:span><text:span text:style-name="T2">taking into account all execution paths that originate from that state. </text:span><text:span text:style-name="T1">As in the case of LTL, the above-introduced set of connectives is not minimal. In particular, to preserve the expressive power </text:span><text:span text:style-name="T1">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text:soft-page-break/>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text:span><text:span text:style-name="T2">compact representation of state spaces may disregard some information in which case soundness of model checking is deliberately sacrificed in order to achieve efficiency. This way, an error detection method with formal verification roots is obtained. An example of such </text:span><text:span text:style-name="T2">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text:soft-page-break/>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text:soft-page-break/>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text:span><text:span text:style-name="T1">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9">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text:span><text:span text:style-name="T1">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text:span><text:span text:style-name="T2">model. However, it is essential to be able to for  mulate such temporal constraints already in early phases of development in order to specify correct system behavior, in particular in the </text:span><text:span text:style-name="T2">domain of time-dependent systems. W</text:span><text:span text:style-name="T12">hile other research approaches focus on UML Collaboration and Sequence Diagrams and consider temporal OCL constraints for event </text:span><text:span text:style-name="T12">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text:soft-page-break/>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text:span><text:span text:style-name="T1">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text:span><text:span text:style-name="T1">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21">context Machine</text:p>
      <text:p text:style-name="P21">inv: self.oclInConf(Loading) implies</text:p>
      <text:p text:style-name="P21">self@post(1,100)-&gt;forAll( g |</text:p>
      <text:p text:style-name="P21">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text:soft-page-break/>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xt:soft-page-break/>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text:span><text:span text:style-name="T1">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ext:span><text:span text:style-name="T2">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5">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text:soft-page-break/>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text:soft-page-break/>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text:soft-page-break/>“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ext:span><text:soft-page-break/><text:span text:style-name="T1">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text:span><text:span text:style-name="T1">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9">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text:span><text:soft-page-break/><text:span text:style-name="T1">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9">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9">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text:span><text:span text:style-name="T1">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2">These elements are familiar to the designer as he/she introduced them during the design </text:span><text:span text:style-name="T12">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9">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ext:soft-page-break/>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text:soft-page-break/>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oft-page-break/><text:span text:style-name="T1">A basic SD focuses on the message interchange among a set of processes. Each process is </text:span><text:span text:style-name="T1">represented by a life-line drawn as a (dashed) vertical line beneath a box containing the name of the process, and each message is represented by an arrow drawn from the sender to the receiver and decorated with a message identifier. ←</text:span><text:span text:style-name="T9">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9">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9">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5">Σ is the input alphabet. • S is a finite set of states. • δ ⊆ S × Σ ∪ { } × S is the transition relation.</text:span></text:p>
      <text:p text:style-name="P12">• <text:span text:style-name="T15">S0 ⊆ S is a set of initial states. • F ⊆ S is a set of accepting states.</text:span></text:p>
      <text:p text:style-name="P14"><text:span text:style-name="T1">An input sequence σ = σ1 . . .σn is accepted by A if there is a state sequence s = s0 . . .sn such that </text:span><text:span text:style-name="T1">s0 ∈S0 , sn ∈F and for each i, the tuple (si , σi+1 , si+1 ) is in δ. L(A), th</text:span><text:span text:style-name="T2">e set of all accepted input sequences, is called the language of A (nondeterministic finate automaton A)</text:span><text:span text:style-name="T1">. ← for future </text:span><text:span text:style-name="T1">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text:span><text:soft-page-break/><text:span text:style-name="T2">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text:span><text:span text:style-name="T2">every state has been transformed into an accepting state. ← for future work, how to construct safety automaton. </text:span><text:span text:style-name="T1">Taking the product (conjunction) of the safety automaton of Figure </text:span><text:span text:style-name="T1">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text:soft-page-break/>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text:soft-page-break/>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oft-page-break/><text:span text:style-name="T1">The translation proceeds in two steps. The CSP process of the sequence diagram is the parallel </text:span><text:span text:style-name="T1">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9">←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text:span><text:span text:style-name="T2">constructed from s, which always accepts all events in E until it has performed s; in that </text:span><text:span text:style-name="T2">case it performs an event match ∈ E and stops (deadlocks)</text:span><text:span text:style-name="T9"> </text:span><text:span text:style-name="T1">Next we put P and S_match in parallel, synchronising on the whole alphabet E of P and hide all of E , since we are only interested </text:span><text:span text:style-name="T1">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5">P cannot deadlock until it has performed s and</text:span></text:p>
      <text:p text:style-name="P12">– <text:span text:style-name="T15">P cannot diverge until it has performed s and</text:span></text:p>
      <text:p text:style-name="P12">– <text:span text:style-name="T15">P has no infinite trace (non-diverging) which does not contain s,</text:span></text:p>
      <text:p text:style-name="P2">i.e., any finite or (non-diverging) infinite run of P contains s</text:p>
      <text:p text:style-name="P14"><text:soft-page-break/><text:span text:style-name="T1">Validity of sequence diagrams with universal condition can hence be checked using the above two </text:span><text:span text:style-name="T1">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text:span><text:span text:style-name="T1">ideas properly in formal notations. This paper proposes a pattern-based approach to tackling this </text:span><text:span text:style-name="T1">problem where a set of patterns are defined in advance. Each pattern provides an expression in informal notation to describe a type of functions and the method to transform the informal </text:span><text:span text:style-name="T1">expression into a formal expression, which enables the development of a supporting tool to automatically guide one to gradually formalize the specification.  In this paper, we put forward a </text:span><text:span text:style-name="T1">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text:span><text:soft-page-break/><text:span text:style-name="T1">facilitate the understanding of the meaning of a specification. This work is complementary to the </text:span><text:span text:style-name="T1">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text:soft-page-break/>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text:span><text:soft-page-break/><text:span text:style-name="T1">Modeling Language (UML) de-facto standard [29], focusing on Class Diagrams and on guards in </text:span><text:span text:style-name="T1">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text:soft-page-break/>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text:soft-page-break/>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text:soft-page-break/>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text:soft-page-break/>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9"> </text:span><text:span text:style-name="T2">semantics</text:span><text:span text:style-name="T9">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text:span><text:span text:style-name="T1">abstract system description. As they also build on known domains, they are well suited for </text:span><text:span text:style-name="T1">mathematical reasoning and formal proof of properties. On the negative side, a denotational semantics provides little guidance for tool developers and will typically be too complex for users. </text:span><text:span text:style-name="T1">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text:soft-page-break/>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text:soft-page-break/>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text:span><text:span text:style-name="T1">concurrent automata and parallel composition of labeled transition systems (LTS), respectively. (Each lifeline is represented as an automaton or LTS; the lifelines are then composed in parallel.) </text:span><text:span text:style-name="T1">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text:soft-page-break/>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2">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2">Contrary to [60, 61], their semantics treats sequence diagrams as complete specifications (with no </text:span><text:span text:style-name="T12">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ext:soft-page-break/>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text:span><text:soft-page-break/><text:span text:style-name="T2">checking the model correctness requires a formal semantics for the notation. UML 2.0 [11] </text:span><text:span text:style-name="T2">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text:soft-page-break/>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9">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6">A Scenario Based Notation for Specifying Temporal Properties”))</text:span><text:span text:style-name="T9"> ← </text:span><text:span text:style-name="T8">very </text:span><text:span text:style-name="T8">important for inspiration</text:span></text:p>
      <text:p text:style-name="P14"><text:span text:style-name="T1">These properties are typically specified as linear-time formulae in temporal logics. Unfortunately, the </text:span><text:span text:style-name="T1">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xt:soft-page-break/>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ext:span><text:span text:style-name="T2">that can be used by model checkers (Holzmann, 2003) or component assemblers (M.Tivoli and M.Autili, 2004). Although this representation looks more intuitive, it can be very difficult </text:span><text:span text:style-name="T2">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text:soft-page-break/>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text:span><text:soft-page-break/><text:span text:style-name="T1">done by introducing the difference between mandatory and provisional messages that have the </text:span><text:span text:style-name="T1">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9">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text:span><text:span text:style-name="T2">in time. For each time-line only one arrowMSG is allowed, except for time-line t0 and tn+1 that cannot have associated messages. </text:span><text:span text:style-name="T12">Time-lines are totally ordered from top to bottom and the pair time-line and its associated arrowMSG uniquely identifies the sender and the </text:span><text:span text:style-name="T12">receiver (and hence the corresponding send-event). Note that, the use of time-lines is only a </text:span><text:span text:style-name="T12">means for structuring the lifelines. In fact, time-lines are totally ordered but this ordering is only (graphical-)structural.</text:span><text:span text:style-name="T9">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6">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text:soft-page-break/>-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ext:span><text:soft-page-break/><text:span text:style-name="T1">Therefore the model checker requires to have the negation of S to perform the analysis. Since to </text:span><text:span text:style-name="T1">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9">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text:soft-page-break/>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4">http://www.di.univaq.it/charmy</text:span></text:a><text:span text:style-name="T10">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text:soft-page-break/>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9">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text:soft-page-break/>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3"> </text:span><text:span text:style-name="T12">In other words, when mapping an OCL invariant to temporal logic, the only potential used operator is always. I</text:span><text:span text:style-name="T2">n order to better exploit PROD temporal logics and permit the expression of more properties, </text:span><text:span text:style-name="T12">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text:soft-page-break/>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text:span><text:span text:style-name="T1">several improvements in the definition of the language concepts in last years, a proposal for a new version of OCL has recently been published [43]. That document provides an extensive OCL </text:span><text:span text:style-name="T1">semantic description that constitutes a tight integration into UML. However, OCL still lacks a semantic integration of UML Statecharts, although it can already be used to refer to states in OCL </text:span><text:span text:style-name="T1">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3"> </text:span><text:span text:style-name="T12">Moreover, UML and OCL are missing adequate means to specify constraints over </text:span><text:span text:style-name="T12">the dynamic behavior of a UML model.</text:span><text:span text:style-name="T9">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text:soft-page-break/>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9">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9"> </text:span><text:span text:style-name="T1">modifier applied to an operation has the effect of evaluating the operation in the next state. The past expressions ‘previous e’, </text:span><text:span text:style-name="T9">‘</text:span><text:span text:style-name="T2">existsPrevious</text:span><text:span text:style-name="T9"> </text:span><text:span text:style-name="T1">e’, ‘alwaysPast e’, ‘some- timePast e’, ‘</text:span><text:span text:style-name="T2">always e1 since e2</text:span><text:span text:style-name="T9"> ’</text:span><text:span text:style-name="T1">, ‘sometime e1 since e2 , and the modifier </text:span><text:span text:style-name="T2">@pre</text:span><text:span text:style-name="T9">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text:soft-page-break/>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text:soft-page-break/>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text:soft-page-break/>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9">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text:soft-page-break/>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ext:span><text:span text:style-name="T2">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9">  </text:span><text:span text:style-name="T1">(What, only countertraces?) ← see papers!</text:span></text:p>
      <text:p text:style-name="P2">In contrast to our approach, the Play-In/Play-Out methodology is tailored to the specification of <text:soft-page-break/>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text:span><text:soft-page-break/><text:span text:style-name="T1">does not affect our approach. </text:span><text:span text:style-name="T2">We use the formal semantics of ACP described in [17] and the </text:span><text:span text:style-name="T2">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9">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9"> </text:span><text:span text:style-name="T2">Communication in ACP models is also invisible because it is expressed by a global </text:span><text:soft-page-break/><text:span text:style-name="T2">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text:span><text:span text:style-name="T1">does not support the history mechanism. </text:span><text:span text:style-name="T2">We chose to use this intermediate format to avoid </text:span><text:span text:style-name="T2">having to transform into complex XMI constructs directly.</text:span></text:p>
      <text:p text:style-name="P14"><text:span text:style-name="T1">In the last step a state machine is transformed into its XMI [19] representation. </text:span><text:span text:style-name="T2">This back-end part </text:span><text:span text:style-name="T2">is isolated, because the XMI standard is actually not so standard. Most UML tools use a different dialect of XMI requiring different backends. Currently our implementation is able to </text:span><text:span text:style-name="T2">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text:soft-page-break/>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text:soft-page-break/>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soft-page-break/>------------------------------</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text:soft-page-break/>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text:soft-page-break/>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text:soft-page-break/>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9">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text:span><text:soft-page-break/><text:span text:style-name="T1">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text:span><text:span text:style-name="T1">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9">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text:span><text:span text:style-name="T2">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text:soft-page-break/>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9">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text:soft-page-break/>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text:span><text:span text:style-name="T1">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text:span><text:span text:style-name="T2">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text:soft-page-break/>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9">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9">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text:soft-page-break/></text:p>
      <text:p text:style-name="P14"><text:span text:style-name="T1">The update is done using a d step statement to make the assignment of all new values as one step </text:span><text:span text:style-name="T1">at the execution time. After defining a methodology to track the execution state, LTL formulas can be written in terms of boolean expressions over the flags. </text:span><text:span text:style-name="T9">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6">------------------------------<text:line-break/></text:span><text:span text:style-name="T7">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9">← </text:span><text:span text:style-name="T1">map all locations along a lifeline into (a set of) component vectors; </text:span><text:span text:style-name="T9">“</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text:soft-page-break/>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9">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text:soft-page-break/>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9">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9">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text:span><text:span text:style-name="T1">port. It is important to note that independence alone does not guarantee concurrency - there is the additional requirement that the events concerned are both offered after some behaviour and occur </text:span><text:span text:style-name="T1">consecutively. ←</text:span><text:span text:style-name="T9">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text:soft-page-break/>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2">not</text:span><text:span text:style-name="T9">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1">activity</text:span><text:span text:style-name="T9"> </text:span><text:span text:style-name="T1">is added as the </text:span><text:span text:style-name="T11">behavior</text:span><text:span text:style-name="T9"> </text:span><text:span text:style-name="T1">of that class </text:span><text:span text:style-name="T11">operation.</text:span></text:p>
      <text:p text:style-name="P14"><text:span text:style-name="T1">Only elements from fUML are used; fUML still in beta; action lanugage is based on </text:span><text:span text:style-name="T11">Action Semantics package from UML</text:span><text:span text:style-name="T9">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text:span><text:span text:style-name="T1">computationally complete and compact subset of UML [2], designed to simplify the creation of executable UML models. The generated code is meant to be complete, with no code placeholders </text:span><text:span text:style-name="T1">for the developer to fill out. The fUML standard provides a simplified subset of UML Action Semantics package (abstract syntax) for creating executable UML models. However, creating 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text:soft-page-break/>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1">invariant</text:span><text:span text:style-name="T9">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text:soft-page-break/>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text:span><text:soft-page-break/><text:span text:style-name="T1">we restrict ourselves to introducing its syntax, sketch its meaning informally and illustrate its use through small examples. ← </text:span><text:span text:style-name="T2">ppt entire section</text:span></text:p>
      <text:p text:style-name="P12">“<text:span text:style-name="T15">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text:span><text:span text:style-name="T2">(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text:span><text:span text:style-name="T1">actions in the set of actions described by A. Dually, the may modality &lt;A&gt;f asserts that among the set of first actions that can be executed by the process, there is one action that is contained in the </text:span><text:span text:style-name="T1">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text:soft-page-break/>interpret can be reported in the case the requirement fails on the given process. This facilitates debugging the cause of the failure.</text:p>
      <text:p text:style-name="Text_20_body"/>
      <text:p text:style-name="P12">“<text:span text:style-name="T15">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5">You’ll probably ask the question “how do you know it’s right, how do we know it’s correct, this </text:span><text:span text:style-name="T15">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text:soft-page-break/>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ext:span><text:span text:style-name="T1">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ext:span><text:span text:style-name="T1">the time interval. When choosing a logic for expressing behavioral properties, one has to balance expressive power of the logic with efficiency of verification algorithms. In general, a formula is an </text:span><text:span text:style-name="T1">acyclic graph. Nodes of the graph are operators of the logic - state predicates, propositional connectives, modal and temporal operators. The novel part is in the representation of temporal 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text:soft-page-break/>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1">valid</text:span><text:span text:style-name="T9"> </text:span><text:span text:style-name="T1">and </text:span><text:span text:style-name="T11">invalid</text:span><text:span text:style-name="T9">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oft-page-break/><text:span text:style-name="T1">the language was highly increased. However, the complexity of the language (and the diversity of the goals Sequence Diagrams are used for) yields several possible choices in its semantics. </text:span><text:span text:style-name="T2">This </text:span><text:span text:style-name="T2">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9">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ext:span><text:soft-page-break/><text:span text:style-name="T1">the Interaction: “The semantics of an Interaction is given as a pair of sets of traces. The two trace sets represent valid traces and invalid traces. The union of these two sets need not necessarily </text:span><text:span text:style-name="T1">cover the whole universe of traces. </text:span><text:span text:style-name="T9">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9">←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5">The ordering of OccurrenceSpecifications within each of the operands is maintained.</text:span></text:p>
      <text:p text:style-name="P12">“<text:span text:style-name="T15">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text:soft-page-break/>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text:soft-page-break/>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text:span><text:soft-page-break/><text:span text:style-name="T1">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text:soft-page-break/>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5">No explicit time point for the choice: The sets of traces from each operand are computed </text:span><text:span text:style-name="T15">independently and are combined with the rest of the diagram using the default weak sequencing to obtain all the possible traces of a diagram (Störrle, STAIRS, Cengarle &amp; Knapp, Thread-tag).</text:span></text:p>
      <text:p text:style-name="P15"><text:span text:style-name="T9">•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5">Explicit global time point for the choice: All involved lifelines synchronize before entering a choice, </text:span><text:span text:style-name="T15">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text:span><text:span text:style-name="T1">can evaluate the guards at different times, the value of the guard can change in the meantime. The UML 2 specification prescribes that </text:span><text:span text:style-name="T6">the guard should be placed on the lifeline where the first</text:span></text:p>
      <text:p text:style-name="P14"><text:span text:style-name="T6">event occurrence will occur, positioned above that event, in the containing Interaction or </text:span><text:span text:style-name="T6">InteractionOperand.</text:span><text:span text:style-name="T9"> </text:span><text:span text:style-name="T1">However, as we mentioned before, “the” first event in an operand is not well defined With the cfragmentGate type of Gate, messages can cross the boundaries of </text:span><text:span text:style-name="T1">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ext:soft-page-break/>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2">undecidable</text:span><text:span text:style-name="T9">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text:soft-page-break/>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2">There is a lack of a clear picture of available options.</text:span><text:span text:style-name="T9">  </text:span><text:span text:style-name="T2">&lt;--  for ppt: ...but if we try to fit our semantic choices, it would probably be a bit of this and a bit of that</text:span></text:p>
      <text:p text:style-name="P2">------------------------------</text:p>
      <text:p text:style-name="P22">Property specification patterns for finite-state verification</text:p>
      <text:p text:style-name="P23">Awesome! Taxonomy of property specification patterns;</text:p>
      <text:p text:style-name="P23">obstacle: accurately express requirements that you wish to verify using the specification formalism of the tool</text:p>
      <text:p text:style-name="P23">patterns tend to generalize experience across multiple specific problem domains; they express “best practises” in the sw domain</text:p>
      <text:p text:style-name="P23">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1">A property specification pattern</text:span><text:span text:style-name="T9"> </text:span><text:span text:style-name="T1">is a generalized description of a commonly-occurring requirement </text:span><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text:soft-page-break/>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9"> </text:span><text:span text:style-name="T1">of states/events during system execution. It also provides separate patterns for compound properties that are built 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text:soft-page-break/>Compound Patterns include:</text:p>
      <text:p text:style-name="P14"><text:span text:style-name="T2">Chain Precedence: </text:span><text:span text:style-name="T1">A sequence of states/events P1,...,Pn must always be preceded bya sequence </text:span><text:span text:style-name="T1">of states/events Q1,...,Qm. Generalization of the </text:span><text:span text:style-name="T2">Precendence</text:span><text:span text:style-name="T9">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9">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6">The mCRL2 language consists of three different sublanguages: a data language,  a process language, and a property language.  </text:span><text:span text:style-name="T1">In mCRL2 data and transformations on data are described </text:span><text:span text:style-name="T1">using abstract data types. This allows users to create their own data types by defining the appropriate constructors and by providing functions operating on the data types. The mCRL2 data 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2">regular expressions</text:span><text:span text:style-name="T9"> </text:span><text:span text:style-name="T2">found in PDL. In many practical </text:span><text:soft-page-break/><text:span text:style-name="T2">situations, </text:span><text:span text:style-name="T12">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text:span><text:span text:style-name="T1">been established with LTSmin [6], that enables symbolic and pa</text:span><text:span text:style-name="T2">rallel state space generation of LPSs.</text:span><text:span text:style-name="T9"> </text:span><text:span text:style-name="T1">Recently, an interface has also been added that enables instantiation of equation systems </text:span><text:span text:style-name="T1">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text:soft-page-break/>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text:soft-page-break/>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9"> </text:span><text:span text:style-name="T2">A property specification pattern is a generalized description of a commonly occurring requirement on the permissible state/event sequences </text:span><text:span text:style-name="T2">in such a finite-state model of a system.</text:span><text:span text:style-name="T9">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text:span><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text:span><text:span text:style-name="T1">stating that a proposition holds at no state in the scope. In event-based formalisms, although it is easy to require that only certain events occur within a scope, the property that a proposition holds </text:span><text:span text:style-name="T1">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text:soft-page-break/>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1">causality</text:span><text:span text:style-name="T9"> </text:span><text:span text:style-name="T1">and </text:span><text:span text:style-name="T11">conflict</text:span><text:span text:style-name="T9"> </text:span><text:span text:style-name="T1">are relations over events; from them, </text:span><text:span text:style-name="T11">concurrency</text:span><text:span text:style-name="T9"> </text:span><text:span text:style-name="T1">is derived as a relation too. SDs model </text:span><text:span text:style-name="T11">possible </text:span><text:span text:style-name="T1">interactions; liveness properties mean </text:span><text:span text:style-name="T11">necessary </text:span><text:span text:style-name="T1">interractions. Is assert meant </text:span><text:span text:style-name="T1">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behaviour.</text:span><text:span text:style-name="T9">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9">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text:span><text:soft-page-break/><text:span text:style-name="T1">is still not possible to distinguish between a message that if sent may or must be received, or to enforce progress of an instance along its lifeline. To address this limitation we have proposed in [2] </text:span><text:span text:style-name="T1">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2">none</text:span><text:span text:style-name="T9"> </text:span><text:span text:style-name="T2">executes)</text:span></text:p>
      <text:p text:style-name="P5">par: parallel merge between the behaviors of the operands. The event occurrences of the different operands can be interleaved in any way as long as the ordering imposed by each <text:soft-page-break/>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9"> </text:span><text:span text:style-name="T2">Further, we assume </text:span><text:soft-page-break/><text:span text:style-name="T2">here that these constraints are always local to a particular instance</text:span><text:span text:style-name="T1">. ← for ppt “semantics adopted” Messages in a sequence diagram cannot cross borders of operands or interaction </text:span><text:span text:style-name="T1">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9">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text:soft-page-break/>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text:span><text:span text:style-name="T2">(e.g., Lifelines and CFs), which makes it easier to demonstrate that the semantics of the original notation is maintained. </text:span><text:span text:style-name="T1">We base the mapping of a Sequence Diagram to the input </text:span><text:span text:style-name="T1">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text:soft-page-break/>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text:soft-page-break/>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text:soft-page-break/>sent once (wi0 = f (amsg(m))), and then the trace satisfies the chart;</text:p>
      <text:p text:style-name="P5">We assume also that a message does not appear more than once in the same chart.</text:p>
      <text:p text:style-name="P12">← <text:span text:style-name="T16">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9"> </text:span><text:span text:style-name="T2">Properties that are simply captured within the context of interest and that are easily described by natural language may result very hard </text:span><text:soft-page-break/><text:span text:style-name="T2">to specify in LTL. In other words, there is a substantial gap between natural language and the LTL syntax.</text:span><text:span text:style-name="T9"> </text:span><text:span text:style-name="T1">Although in this paper we focus on formulae expressed in LTL notation, other similar </text:span><text:span text:style-name="T1">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9"> </text:span><text:span text:style-name="T1">In other words it is not possible to clearly distinguish between mandatory messages and provisional ones. </text:span><text:span text:style-name="T1">Furthermore, since MSCs can only represent desired exchanging of messages (i.e., positive scenarios), it can only be possible to define a set of liveness property to stipulate that “good things” </text:span><text:span text:style-name="T1">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text:soft-page-break/>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9">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text:soft-page-break/>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1">elementary</text:span><text:span text:style-name="T9">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text:soft-page-break/>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text:soft-page-break/>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text:soft-page-break/>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9"> </text:span><text:span text:style-name="T1">(desirable/undesirable sequence diagram) for just one property in each verification reduces the size of the scenarios. The underlying automata-based verification for sequence diagrams allows us to explore the state space with an on-demand </text:span><text:soft-page-break/><text:span text:style-name="T1">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text:span><text:span text:style-name="T2">methods have been created based on UML, the best known is the Rational Unified Process (RUP [8]) of IBM. The UML rapidly gained popularity in industry, as it facilitated the </text:span><text:span text:style-name="T2">communication between most diverse stakeholders about a system at different phases of development, on one hand, and, on the other, several points of view onto that system, 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text:span><text:soft-page-break/><text:span text:style-name="T2">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text:span><text:soft-page-break/><text:span text:style-name="T1">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text:span><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text:span><text:span text:style-name="T1">apply to the UML. In many respects, </text:span><text:span text:style-name="T2">UML is far too much triggered by specific concepts of programming like object-oriented constructs, which are overly close to a explicit execution </text:span><text:span text:style-name="T2">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text:soft-page-break/>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text:soft-page-break/>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text:soft-page-break/>violations.</text:p>
      <text:p text:style-name="P14"><text:span text:style-name="T1">We have presented a method that extends the framework presented in [23] with the ability of </text:span><text:span text:style-name="T1">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9"> </text:span><text:span text:style-name="T1">The 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1">modalities</text:span><text:span text:style-name="T1">, not </text:span><text:span text:style-name="T11">operators.</text:span></text:p>
      <text:p text:style-name="P2">But are these operators the only problem blocking precise semantics for UML?</text:p>
      <text:p text:style-name="P14"><text:span text:style-name="T1">they define </text:span><text:span text:style-name="T11">modal interaction fragments</text:span></text:p>
      <text:p text:style-name="P2"><text:soft-page-break/>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pan text:style-name="T1">the charts. </text:span><text:span text:style-name="T2">It thus enables specification of rich multi-modal scenario-based properties, such as liveness and safety, using mandatory, possible and forbidden scenarios.</text:span><text:span text:style-name="T9"> </text:span><text:span text:style-name="T1">Since its introduction in 1998, the LSC language with its formal (operational) semantics has triggered much </text:span><text:span text:style-name="T1">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9">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9">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text:span><text:soft-page-break/><text:span text:style-name="T1">verification, and also, of course, when executing the language and using it for actual programming. ← why the most interesting? as property specifications? liveness / safety? Thus, in this paper we </text:span><text:span text:style-name="T1">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ext:soft-page-break/>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ext:span><text:soft-page-break/><text:span text:style-name="T1">thus to be considered as modalities, not as operators. </text:span><text:span text:style-name="T9">←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9">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text:soft-page-break/>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ext:soft-page-break/>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9">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text:span><text:span text:style-name="T1">compositionality in the way explained in this paper. We adapted our formalization to the upcoming UML 2.0 standard since the improved action semantics (which was introduced in UML 1.5) and the </text:span><text:span text:style-name="T1">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ext:soft-page-break/>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9">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9">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text:span><text:span text:style-name="T1">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text:soft-page-break/>-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text:soft-page-break/>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9">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9">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text:span><text:soft-page-break/><text:span text:style-name="T1">and constrain chain (s and t without z respond to p). </text:span></text:p>
      <text:p text:style-name="P14"><text:span text:style-name="T1">On the other hand, each kind of pattern has a </text:span><text:span text:style-name="T2">scope</text:span><text:span text:style-name="T9"> </text:span><text:span text:style-name="T1">of application which indicates the system </text:span><text:span text:style-name="T1">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2">These error states are introduced by the user in the diagrams, so the diagrams are more complicated</text:span><text:span text:style-name="T2">. ← for future work: oh, so it’s limiting to check for reachability error-states with monitors! think about: how many of the categories </text:span><text:span text:style-name="T2">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text:soft-page-break/>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9">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text:soft-page-break/>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9">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text:span><text:span text:style-name="T1">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text:span><text:soft-page-break/><text:span text:style-name="T2">queue to k. However, when searching for cycle-livelocks this is incorrect because a configuration is cycle-livelock if there are </text:span><text:span text:style-name="T12">no future</text:span><text:span text:style-name="T9"> </text:span><text:span text:style-name="T2">executions that can release the stuck </text:span><text:span text:style-name="T2">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text:span><text:span text:style-name="T2">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text:soft-page-break/>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2">IODs are new in UML2.</text:span><text:span text:style-name="T9"> </text:span><text:span text:style-name="T2">They allow a designer to provide a high-level view of the possible interactions in a system. IODs constitute a high-level structuring mechanism </text:span><text:span text:style-name="T2">that is used to compose sce</text:span><text:span text:style-name="T12">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9">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ext:soft-page-break/>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9">“</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ext:soft-page-break/>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2">MADES deals with model- based development of reactive, (time) critical embedded systems, hence MADES UML is particularly well-suited for modeling this category of systems.</text:span><text:span text:style-name="T9">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9">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text:span><text:span text:style-name="T1">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ext:soft-page-break/>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9">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ext:soft-page-break/>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text:span><text:span text:style-name="T1">ignores, and loops as well as forbidden interaction fragments. The translation is integrated into the UML model checking tool HUGO /RT. </text:span><text:span text:style-name="T2">We propose a translation of UML 2.0 interactions into </text:span><text:span text:style-name="T2">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9">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text:span><text:soft-page-break/><text:span text:style-name="T1">consisting of a set of event occurrences with a </text:span><text:span text:style-name="T2">partial order </text:span><text:span text:style-name="T1">[1, p. 410], and state invariants for a single or several lifelines that has to hold if the state invariant is reached. Of the interaction </text:span><text:span text:style-name="T1">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2">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9">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9">←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oft-page-break/><text:span text:style-name="T1">The negation operation on these interaction automata basically means that all accepting states become non-accepting states and all non-accepting states become accepting states in the negated </text:span><text:span text:style-name="T1">automaton. A new recurrent state is added, and from all complemented states transitions to this accepting state are added to accept all events that were not accepted in the corresponding state of the original automaton.</text:span><text:span text:style-name="T9">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2">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text:span><text:span text:style-name="T2">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text:soft-page-break/>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9">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ext:span><text:span text:style-name="T1">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9"> </text:span><text:span text:style-name="T1">Everything but the precise 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text:span><text:soft-page-break/><text:span text:style-name="T1">interaction. This single automaton represents the property to be checked by a model checker.</text:span><text:span text:style-name="T9"> </text:span><text:span text:style-name="T2">Brill et al. [17] discuss the generation of automata for basic LSCs. Our translation of basic </text:span><text:span text:style-name="T2">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text:span><text:span text:style-name="T2">accepting states become accepting states in the negated automaton. ← not really the correct interpretation? you negate actions (events). not states. The expressive power of the </text:span><text:span text:style-name="T2">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9">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9">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text:soft-page-break/>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text:soft-page-break/>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text:span><text:span text:style-name="T2">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9">← </text:span><text:span text:style-name="T2">for ppt: this is a thing of the past, UML tools have this built in</text:span></text:p>
      <text:p text:style-name="P2"><text:soft-page-break/>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text:soft-page-break/>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text:soft-page-break/>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text:soft-page-break/>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text:soft-page-break/>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2">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2">The most </text:span><text:span text:style-name="T12">common types of properties are simply local safety properties in the form of assertion violations</text:span><text:span text:style-name="T9"> </text:span><text:span text:style-name="T2">(including contracts) or uncaught runtime exceptions (for example null pointer dereferences). </text:span><text:span text:style-name="T12">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text:soft-page-break/>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text:soft-page-break/>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9">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text:soft-page-break/>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ext:span><text:soft-page-break/><text:span text:style-name="T1">the set of state vectors, p : N + V is a labelling of the nodes with state vectors, L is the set of transition labels and 6 N x L x N is the transition relation. Transition labels are either events, </text:span><text:span text:style-name="T1">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24">Synthesizing hierarchical state machines from expressive scenario descriptions !! (2010)</text:p>
      <text:p text:style-name="Text_20_body"/>
      <text:p text:style-name="P24">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5"><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2">This algorithm takes into account not only continuation and concurrency</text:span><text:span text:style-name="T2">, but also preemption, suspension and the notion of a negative scenario.  </text:span></text:p>
      <text:p text:style-name="P24">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23">In UML [OMG 2007], scenarios can be described using interaction diagrams (e.g., UML sequence diagrams). For reactive systems, it is also important to model state-dependent behavior using some form of finite state machine (FSM).</text:p>
      <text:p text:style-name="P23">[Many] have tried to automate this transition from interaction diagrams to FSMs. This is important <text:soft-page-break/>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23">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23">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23">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23">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23">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23">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24">In summary, our synthesis algorithm goes beyond previous synthesis algorithms because:</text:p>
      <text:p text:style-name="P24">- it takes into account a rich set of relationships between scenarios such as preemption, <text:soft-page-break/>parallelism, and negation;</text:p>
      <text:p text:style-name="P24">-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9"> </text:span><text:span text:style-name="T1">IODs are based on high-level message sequence charts (hMSCs) [ITU 2004], a well-established notation </text:span><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text:soft-page-break/>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9">←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9"> </text:span><text:span text:style-name="T2">flow final node</text:span><text:span text:style-name="T9">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oft-page-break/><text:span text:style-name="T2">Positive traces define potential behaviors in any implementation of the EIOD. Negative traces may never occur in a valid implementation of the EIOD. ← for ppt: so we don’t need cold/hot </text:span><text:span text:style-name="T2">traces, this is a good definition, </text:span><text:span text:style-name="T12">potential</text:span><text:span text:style-name="T9">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text:soft-page-break/>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9">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text:span><text:soft-page-break/><text:span text:style-name="T1">be specified in a controllable way. If UML sequence diagrams alone had been used to capture the same information, the number of modeling elements needed would have been at least an order of </text:span><text:span text:style-name="T1">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pan text:style-name="T1">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text:span><text:span text:style-name="T2">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2">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9">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text:soft-page-break/>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3"> </text:span><text:span text:style-name="T12">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pan text:style-name="T12">view captured in the scenarios</text:span><text:span text:style-name="T9">—</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text:soft-page-break/>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text:soft-page-break/>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text:span><text:span text:style-name="T1">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ext:span><text:soft-page-break/><text:span text:style-name="T1">targeted formal validation and verification tool and analyze.</text:span></text:p>
      <text:p text:style-name="P14"><text:span text:style-name="T2">Currently, SPIDER includes a grammar and specification patterns for the specification </text:span><text:span text:style-name="T2">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text:soft-page-break/>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6">intent</text:span><text:span text:style-name="T9"> </text:span><text:span text:style-name="T1">(the structure of the specified behavior), a </text:span><text:span text:style-name="T6">scope</text:span><text:span text:style-name="T9"> </text:span><text:span text:style-name="T1">(the extent </text:span><text:span text:style-name="T1">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text:soft-page-break/>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pan text:style-name="T1">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text:span><text:span text:style-name="T1">not these other events may occur at the second state. </text:span><text:span text:style-name="T2">Figure 2</text:span><text:span text:style-name="T9"> </text:span><text:span text:style-name="T1">shows the other FSA templates developed for PROPEL, based on the property patterns proposed by Dwyer et al. These three </text:span><text:span text:style-name="T1">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text:soft-page-break/>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9">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pan text:style-name="T1">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text:span><text:span text:style-name="T1">course of the system execution; </text:span><text:span text:style-name="T2">After Q Until P</text:span><text:span text:style-name="T1">, which is concerned with the event sequence after an occurrence of the starting delimiter, Q, and before an occurrence of the ending delimiter, P. P is </text:span><text:span text:style-name="T1">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text:soft-page-break/>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oft-page-break/><text:span text:style-name="T2">(</text:span><text:a xlink:type="simple" xlink:href="http://laser.cs.umass.edu/tools/propel.shtml"><text:span text:style-name="T14">http://laser.cs.umass.edu/tools/propel.shtml</text:span></text:a><text:span text:style-name="T10">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ext:soft-page-break/>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text:soft-page-break/>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text:soft-page-break/>Supporting elicitation and specification of software properties through patterns and composite propositions</text:p>
      <text:p text:style-name="P14"><text:span text:style-name="T1">Prospec is a tool that assists practitioners in the elicitation and specification of system properties. </text:span><text:span text:style-name="T1">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9">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pan text:style-name="T1">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text:span><text:span text:style-name="T1">no parameters; scopes before and after have one parameter; and scopes between and after-until have two parameters. The mappings to formal languages consider only one state or event for each </text:span><text:span text:style-name="T1">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text:soft-page-break/>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text:soft-page-break/>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text:soft-page-break/>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text:soft-page-break/>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pan text:style-name="T1">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text:span><text:span text:style-name="T1">chains, are included in the property patterns and some are not, such as the concept of one event blocking the subsequent occurrence of another event and the concept of alternation. Properties that </text:span><text:span text:style-name="T1">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ext:span><text:soft-page-break/><text:span text:style-name="T1">to conduct both simulation and</text:span><text:span text:style-name="T9">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text:span><text:span text:style-name="T1">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9">←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text:span><text:soft-page-break/><text:span text:style-name="T1">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text:span><text:span text:style-name="T1">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pan text:style-name="T2">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text:soft-page-break/>(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2">this results in a uniform treatment of both the system and its specification</text:span><text:span text:style-name="T9">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text:soft-page-break/>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8-16T17:45:10</dc:date>
    <dc:creator>Daniela Remenska</dc:creator>
    <meta:editing-duration>P24DT11H28M18S</meta:editing-duration>
    <meta:editing-cycles>683</meta:editing-cycles>
    <meta:generator>LibreOffice/3.5$Linux_x86 LibreOffice_project/350m1$Build-2</meta:generator>
    <meta:printed-by>Daniela Remenska</meta:printed-by>
    <meta:print-date>2013-07-23T11:13:13</meta:print-date>
    <meta:document-statistic meta:table-count="0" meta:image-count="0" meta:object-count="0" meta:page-count="213" meta:paragraph-count="2045" meta:word-count="130448" meta:character-count="833246" meta:non-whitespace-character-count="704149"/>
  </office:meta>
</office:document-meta>
</file>